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ffbe" officeooo:paragraph-rsid="000dffbe"/>
    </style:style>
    <style:style style:name="P2" style:family="paragraph" style:parent-style-name="Standard">
      <style:paragraph-properties fo:text-align="center" style:justify-single-word="false"/>
      <style:text-properties officeooo:rsid="000ffc17" officeooo:paragraph-rsid="000ffc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Could Go Wrong</text:p>
      <text:p text:style-name="P2"/>
      <text:p text:style-name="P2">by Kyle Eggleston</text:p>
      <text:p text:style-name="P1"/>
      <text:p text:style-name="P1">Life wasn't meant to be this way. That's what John kept telling himself. It just wasn't meant to be this way. There was nothing he could do about it of course. That would come in time. Time was everything for the young man. If he didn't have time, what would he have?</text:p>
      <text:p text:style-name="P1"/>
      <text:p text:style-name="P1">So many questions that managed to find their way into his brain. Too many in fact. He would wake soon. That's all which mattered these days. Waking up and making sure you were still alive.</text:p>
      <text:p text:style-name="P1"/>
      <text:p text:style-name="P1">John smiled. It was only a dream after all. What could go wr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2T19:16:49.697000000</meta:creation-date>
    <dc:date>2014-04-12T19:34:07.236000000</dc:date>
    <meta:editing-duration>PT2M6S</meta:editing-duration>
    <meta:editing-cycles>2</meta:editing-cycles>
    <meta:generator>LibreOffice/4.1.5.3$Windows_x86 LibreOffice_project/1c1366bba2ba2b554cd2ca4d87c06da81c05d24</meta:generator>
    <meta:document-statistic meta:table-count="0" meta:image-count="0" meta:object-count="0" meta:page-count="1" meta:paragraph-count="5" meta:word-count="107" meta:character-count="555" meta:non-whitespace-character-count="453"/>
  </office:meta>
</office:document-meta>
</file>